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9.911cm"/>
    </style:style>
    <style:style style:name="co5" style:family="table-column">
      <style:table-column-properties fo:break-before="auto" style:column-width="7.114cm"/>
    </style:style>
    <style:style style:name="co6" style:family="table-column">
      <style:table-column-properties fo:break-before="auto" style:column-width="8.371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84cm" fo:break-before="auto" style:use-optimal-row-height="false"/>
    </style:style>
    <style:style style:name="ro4" style:family="table-row">
      <style:table-row-properties style:row-height="2.17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Fichier JS</text:p>
          </table:table-cell>
          <table:table-cell table:style-name="ce1" office:value-type="string">
            <text:p>Lignes de code testées</text:p>
          </table:table-cell>
          <table:table-cell table:style-name="ce1" office:value-type="string">
            <text:p>Fonction testée</text:p>
          </table:table-cell>
          <table:table-cell table:style-name="ce3" office:value-type="string">
            <text:p>Résultat attendu</text:p>
          </table:table-cell>
          <table:table-cell table:style-name="ce3" office:value-type="string">
            <text:p>Comment vérifier le résultat attendu</text:p>
          </table:table-cell>
          <table:table-cell table:style-name="ce3" office:value-type="string">
            <text:p>Problème possibl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office:value-type="string">
            <text:p>Index.js</text:p>
          </table:table-cell>
          <table:table-cell office:value-type="string">
            <text:p>5 à 29</text:p>
          </table:table-cell>
          <table:table-cell office:value-type="string">
            <text:p>fetch</text:p>
          </table:table-cell>
          <table:table-cell table:style-name="ce4" office:value-type="string">
            <text:p>La fonction doit faire appelle à l'API et afficher la réponse sous forme de texte HTML.</text:p>
          </table:table-cell>
          <table:table-cell table:style-name="ce4" office:value-type="string">
            <text:p>Appeler la fonction et on observe la valeur retournée, via console.log et confirmation visuelle.</text:p>
          </table:table-cell>
          <table:table-cell table:style-name="ce4" office:value-type="string">
            <text:p>Problème de réponse de la part de l'API.</text:p>
          </table:table-cell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/>
        </table:table-row>
        <table:table-row table:style-name="ro4">
          <table:table-cell office:value-type="string">
            <text:p>Index.js</text:p>
          </table:table-cell>
          <table:table-cell office:value-type="string">
            <text:p>32 à 33</text:p>
          </table:table-cell>
          <table:table-cell table:style-name="ce2" office:value-type="string">
            <text:p>numberWithCommas</text:p>
          </table:table-cell>
          <table:table-cell table:style-name="ce5" office:value-type="string">
            <text:p>La fonction doit afficher les prix en utilisant la nomenclature standardisée en France. Soit XX,XX €.</text:p>
          </table:table-cell>
          <table:table-cell table:style-name="ce5" office:value-type="string">
            <text:p>Appeler la fonction et on observe la valeur retournée.</text:p>
          </table:table-cell>
          <table:table-cell table:style-name="ce5" office:value-type="string">
            <text:p>La valeur initial doit être sous forme XXXX. </text:p>
          </table:table-cell>
          <table:table-cell table:number-columns-repeated="1018"/>
        </table:table-row>
        <table:table-row table:style-name="ro4">
          <table:table-cell office:value-type="string">
            <text:p>Index.js</text:p>
          </table:table-cell>
          <table:table-cell office:value-type="string">
            <text:p>44 à 56</text:p>
          </table:table-cell>
          <table:table-cell office:value-type="string">
            <text:p>feedLocalStoragePost</text:p>
          </table:table-cell>
          <table:table-cell table:style-name="ce5" office:value-type="string">
            <text:p>La fonction doit afficher le contenu ainsi que la gestion (supp élément) <text:s/>panier dans la fenêtre adéquat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28 à 62</text:p>
          </table:table-cell>
          <table:table-cell table:style-name="ce2" office:value-type="string">
            <text:p>displayBearsInfos </text:p>
          </table:table-cell>
          <table:table-cell table:style-name="ce5" office:value-type="string">
            <text:p>La fonction doit afficher la réponse de l'API sous forme de texte HTML en fonction du choix de l'utilisateur sur la page index.html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4" office:value-type="string">
            <text:p>Problème de réponse de la part de l'API.</text:p>
          </table:table-cell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70 à 78</text:p>
          </table:table-cell>
          <table:table-cell table:style-name="ce2" office:value-type="string">
            <text:p>colorChoicePeaker </text:p>
          </table:table-cell>
          <table:table-cell table:style-name="ce5" office:value-type="string">
            <text:p>La fonction doit afficher les propositions de choix de personnalisation à l'utilisateur.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83 à 87</text:p>
          </table:table-cell>
          <table:table-cell table:style-name="ce2" office:value-type="string">
            <text:p>openShopModal() </text:p>
          </table:table-cell>
          <table:table-cell table:style-name="ce5" office:value-type="string">
            <text:p>La fonction doit ouvrir la fenêtre de confirmation d'ajout au panier au clic de l'utilisateur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89 à 140</text:p>
          </table:table-cell>
          <table:table-cell table:style-name="ce2" office:value-type="string">
            <text:p>addToCart </text:p>
          </table:table-cell>
          <table:table-cell table:style-name="ce5" office:value-type="string">
            <text:p>La fonction doit créer un objet pour l'envoi au localstorage. </text:p>
          </table:table-cell>
          <table:table-cell table:style-name="ce5" office:value-type="string">
            <text:p>Appeler la fonction et on observe la valeur retournée, via console.log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7 à 23</text:p>
          </table:table-cell>
          <table:table-cell table:style-name="ce2" office:value-type="string">
            <text:p>feedLocalStorage </text:p>
          </table:table-cell>
          <table:table-cell table:style-name="ce5" office:value-type="string">
            <text:p>La fonction doit créer le panier en fonction des différents ajouts de l'utilisateur et permettre son utilisation.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59 à 90</text:p>
          </table:table-cell>
          <table:table-cell table:style-name="ce2" office:value-type="string">
            <text:p>deleteItems </text:p>
          </table:table-cell>
          <table:table-cell table:style-name="ce5" office:value-type="string">
            <text:p>la fonction doit permettre la gestion de la suppression des éléments du panier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 office:value-type="string">
            <text:p>Plusieurs éléments possèdent la même id au sein du panier.</text:p>
          </table:table-cell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95 à 109</text:p>
          </table:table-cell>
          <table:table-cell table:style-name="ce2" office:value-type="string">
            <text:p>getPrice </text:p>
          </table:table-cell>
          <table:table-cell table:style-name="ce5" office:value-type="string">
            <text:p>La fonction doit permettre le calcul de la somme total du panier en fonction des ajouts dans le localstorage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 office:value-type="string">
            <text:p>Le calcul de la somme pourrait être erronée. </text:p>
          </table:table-cell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115 à 131</text:p>
          </table:table-cell>
          <table:table-cell table:style-name="ce2" office:value-type="string">
            <text:p>yourCardIsEmpty </text:p>
          </table:table-cell>
          <table:table-cell table:style-name="ce5" office:value-type="string">
            <text:p>La fonction doit afficher la popup bloquant l’accès au formulaire de confirmation de commande si le panier est vide. </text:p>
          </table:table-cell>
          <table:table-cell table:style-name="ce5" office:value-type="string">
            <text:p>Appeler la fonction et on observe la valeur retournée, via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137 à 151</text:p>
          </table:table-cell>
          <table:table-cell table:style-name="ce2" office:value-type="string">
            <text:p>yourCardIsNotEmpty </text:p>
          </table:table-cell>
          <table:table-cell table:style-name="ce5" office:value-type="string">
            <text:p>La fonction doit afficher la popup du formulaire de validation de la commande.</text:p>
          </table:table-cell>
          <table:table-cell table:style-name="ce5" office:value-type="string">
            <text:p>Appeler la fonction et on observe la valeur retournée, via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157 à 183</text:p>
          </table:table-cell>
          <table:table-cell table:style-name="ce2" office:value-type="string">
            <text:p>validationOk </text:p>
          </table:table-cell>
          <table:table-cell table:style-name="ce5" office:value-type="string">
            <text:p>La fonction doit créer un objet pour l'envoi au localstorage de la commande validée par l'utilisateur. </text:p>
          </table:table-cell>
          <table:table-cell table:style-name="ce5" office:value-type="string">
            <text:p>Appeler la fonction et on observe la valeur retournée, via console.log.</text:p>
          </table:table-cell>
          <table:table-cell table:style-name="ce5"/>
          <table:table-cell table:number-columns-repeated="1018"/>
        </table:table-row>
        <table:table-row table:style-name="ro5" table:number-rows-repeated="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2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6" table:number-rows-repeated="954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31/05/2021</text:date>, <text:time>11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31T11:46:52.49</dc:date>
    <meta:document-statistic meta:table-count="1" meta:cell-count="76" meta:object-count="0"/>
    <meta:generator>OpenOffice/4.1.3$Win32 OpenOffice.org_project/413m1$Build-9783</meta:generator>
  </office:meta>
</office:document-meta>
</file>